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21.24mm"/>
    </style:style>
    <style:style style:name="co4" style:family="table-column">
      <style:table-column-properties fo:break-before="auto" style:column-width="23.69mm"/>
    </style:style>
    <style:style style:name="co5" style:family="table-column">
      <style:table-column-properties fo:break-before="auto" style:column-width="46.37mm"/>
    </style:style>
    <style:style style:name="ro1" style:family="table-row">
      <style:table-row-properties style:row-height="6.0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更新间隔时间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zipf</text:p>
          </table:table-cell>
          <table:table-cell office:value-type="string" calcext:value-type="string">
            <text:p>缓存大小</text:p>
          </table:table-cell>
          <table:table-cell office:value-type="string" calcext:value-type="string">
            <text:p>请求速率</text:p>
          </table:table-cell>
          <table:table-cell office:value-type="string" calcext:value-type="string">
            <text:p>更新间隔时间</text:p>
          </table:table-cell>
          <table:table-cell office:value-type="string" calcext:value-type="string">
            <text:p>PITCs大小（4000）</text:p>
          </table:table-cell>
          <table:table-cell office:value-type="string" calcext:value-type="string">
            <text:p>服务器负载</text:p>
          </table:table-cell>
          <table:table-cell table:number-columns-repeated="7"/>
          <table:table-cell table:style-name="ce1" office:value-type="string" calcext:value-type="string" table:number-columns-spanned="3" table:number-rows-spanned="1">
            <text:p>服务器负载</text:p>
          </table:table-cell>
          <table:covered-table-cell table:number-columns-repeated="2"/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3.166666667" calcext:value-type="float">
            <text:p>243.166666667</text:p>
          </table:table-cell>
          <table:table-cell table:number-columns-repeated="2"/>
          <table:table-cell office:value-type="string" calcext:value-type="string">
            <text:p>zipf</text:p>
          </table:table-cell>
          <table:table-cell office:value-type="string" calcext:value-type="string">
            <text:p>缓存大小</text:p>
          </table:table-cell>
          <table:table-cell office:value-type="string" calcext:value-type="string">
            <text:p>请求速率</text:p>
          </table:table-cell>
          <table:table-cell office:value-type="string" calcext:value-type="string">
            <text:p>更新间隔时间</text:p>
          </table:table-cell>
          <table:table-cell office:value-type="string" calcext:value-type="string">
            <text:p>PITCs大小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ubPub</text:p>
          </table:table-cell>
          <table:table-cell office:value-type="string" calcext:value-type="string">
            <text:p>freshness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29.1" calcext:value-type="float">
            <text:p>229.1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.983333333" calcext:value-type="float">
            <text:p>211.983333333</text:p>
          </table:table-cell>
          <table:table-cell office:value-type="float" office:value="218.566666667" calcext:value-type="float">
            <text:p>218.566666667</text:p>
          </table:table-cell>
          <table:table-cell office:value-type="float" office:value="86.9" calcext:value-type="float">
            <text:p>86.9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24.133333333" calcext:value-type="float">
            <text:p>224.133333333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11.983333333" calcext:value-type="float">
            <text:p>211.983333333</text:p>
          </table:table-cell>
          <table:table-cell office:value-type="float" office:value="200.85" calcext:value-type="float">
            <text:p>200.85</text:p>
          </table:table-cell>
          <table:table-cell office:value-type="float" office:value="81.7333333333" calcext:value-type="float">
            <text:p>81.7333333333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20.366666667" calcext:value-type="float">
            <text:p>220.366666667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211.983333333" calcext:value-type="float">
            <text:p>211.983333333</text:p>
          </table:table-cell>
          <table:table-cell office:value-type="float" office:value="188.75" calcext:value-type="float">
            <text:p>188.75</text:p>
          </table:table-cell>
          <table:table-cell office:value-type="float" office:value="79.3666666667" calcext:value-type="float">
            <text:p>79.3666666667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18.933333333" calcext:value-type="float">
            <text:p>218.933333333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211.983333333" calcext:value-type="float">
            <text:p>211.983333333</text:p>
          </table:table-cell>
          <table:table-cell office:value-type="float" office:value="179.433333333" calcext:value-type="float">
            <text:p>179.433333333</text:p>
          </table:table-cell>
          <table:table-cell office:value-type="float" office:value="77.3166666667" calcext:value-type="float">
            <text:p>77.3166666667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18.65" calcext:value-type="float">
            <text:p>218.65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211.983333333" calcext:value-type="float">
            <text:p>211.983333333</text:p>
          </table:table-cell>
          <table:table-cell office:value-type="float" office:value="174.983333333" calcext:value-type="float">
            <text:p>174.983333333</text:p>
          </table:table-cell>
          <table:table-cell office:value-type="float" office:value="76.6333333333" calcext:value-type="float">
            <text:p>76.6333333333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8.566666667" calcext:value-type="float">
            <text:p>218.566666667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400" calcext:value-type="float">
            <text:p>400</text:p>
          </table:table-cell>
          <table:table-cell office:value-type="float" office:value="211.983333333" calcext:value-type="float">
            <text:p>211.983333333</text:p>
          </table:table-cell>
          <table:table-cell office:value-type="float" office:value="163.55" calcext:value-type="float">
            <text:p>163.55</text:p>
          </table:table-cell>
          <table:table-cell office:value-type="float" office:value="75.8666666667" calcext:value-type="float">
            <text:p>75.8666666667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20.833333333" calcext:value-type="float">
            <text:p>220.833333333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211.983333333" calcext:value-type="float">
            <text:p>211.983333333</text:p>
          </table:table-cell>
          <table:table-cell office:value-type="float" office:value="156.25" calcext:value-type="float">
            <text:p>156.25</text:p>
          </table:table-cell>
          <table:table-cell office:value-type="float" office:value="75.2666666667" calcext:value-type="float">
            <text:p>75.2666666667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22.883333333" calcext:value-type="float">
            <text:p>222.883333333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float" office:value="211.983333333" calcext:value-type="float">
            <text:p>211.983333333</text:p>
          </table:table-cell>
          <table:table-cell office:value-type="float" office:value="144.016666667" calcext:value-type="float">
            <text:p>144.016666667</text:p>
          </table:table-cell>
          <table:table-cell office:value-type="float" office:value="74.4" calcext:value-type="float">
            <text:p>74.4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25.183333333" calcext:value-type="float">
            <text:p>225.183333333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211.983333333" calcext:value-type="float">
            <text:p>211.983333333</text:p>
          </table:table-cell>
          <table:table-cell office:value-type="float" office:value="123.316666667" calcext:value-type="float">
            <text:p>123.316666667</text:p>
          </table:table-cell>
          <table:table-cell office:value-type="float" office:value="74.4666666667" calcext:value-type="float">
            <text:p>74.4666666667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39.133333333" calcext:value-type="float">
            <text:p>239.13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6.233333333" calcext:value-type="float">
            <text:p>256.23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4.1" calcext:value-type="float">
            <text:p>224.1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6.433333333" calcext:value-type="float">
            <text:p>206.43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3.65" calcext:value-type="float">
            <text:p>203.65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01.183333333" calcext:value-type="float">
            <text:p>201.18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01.116666667" calcext:value-type="float">
            <text:p>201.11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00.716666667" calcext:value-type="float">
            <text:p>200.71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00.85" calcext:value-type="float">
            <text:p>200.85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00.316666667" calcext:value-type="float">
            <text:p>200.31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00.733333333" calcext:value-type="float">
            <text:p>200.73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201.233333333" calcext:value-type="float">
            <text:p>201.23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02.066666667" calcext:value-type="float">
            <text:p>202.06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02.216666667" calcext:value-type="float">
            <text:p>202.21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06.3" calcext:value-type="float">
            <text:p>206.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13.033333333" calcext:value-type="float">
            <text:p>213.03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20.016666667" calcext:value-type="float">
            <text:p>220.01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02.266666667" calcext:value-type="float">
            <text:p>202.26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95.1" calcext:value-type="float">
            <text:p>195.1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92.333333333" calcext:value-type="float">
            <text:p>192.33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190.6" calcext:value-type="float">
            <text:p>190.6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89.333333333" calcext:value-type="float">
            <text:p>189.33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188.75" calcext:value-type="float">
            <text:p>188.75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89.383333333" calcext:value-type="float">
            <text:p>189.38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float" office:value="190.416666667" calcext:value-type="float">
            <text:p>190.41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191.766666667" calcext:value-type="float">
            <text:p>191.76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  <table:table-cell office:value-type="float" office:value="193.516666667" calcext:value-type="float">
            <text:p>193.51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94.916666667" calcext:value-type="float">
            <text:p>194.91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99.766666667" calcext:value-type="float">
            <text:p>199.76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87.25" calcext:value-type="float">
            <text:p>187.25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182.366666667" calcext:value-type="float">
            <text:p>182.36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79.516666667" calcext:value-type="float">
            <text:p>179.51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179.433333333" calcext:value-type="float">
            <text:p>179.43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79.95" calcext:value-type="float">
            <text:p>179.95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office:value-type="float" office:value="181.616666667" calcext:value-type="float">
            <text:p>181.61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83.933333333" calcext:value-type="float">
            <text:p>183.93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187.033333333" calcext:value-type="float">
            <text:p>187.03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90.266666667" calcext:value-type="float">
            <text:p>190.26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98.933333333" calcext:value-type="float">
            <text:p>198.93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85.8" calcext:value-type="float">
            <text:p>185.8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76.033333333" calcext:value-type="float">
            <text:p>176.03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74.983333333" calcext:value-type="float">
            <text:p>174.98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176.7" calcext:value-type="float">
            <text:p>176.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81.65" calcext:value-type="float">
            <text:p>181.65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188.133333333" calcext:value-type="float">
            <text:p>188.13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194.616666667" calcext:value-type="float">
            <text:p>194.61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201.466666667" calcext:value-type="float">
            <text:p>201.46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209.05" calcext:value-type="float">
            <text:p>209.05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215.483333333" calcext:value-type="float">
            <text:p>215.48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197.266666667" calcext:value-type="float">
            <text:p>197.26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100" calcext:value-type="float">
            <text:p>100</text:p>
          </table:table-cell>
          <table:table-cell office:value-type="float" office:value="182.583333333" calcext:value-type="float">
            <text:p>182.58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200" calcext:value-type="float">
            <text:p>200</text:p>
          </table:table-cell>
          <table:table-cell office:value-type="float" office:value="169.366666667" calcext:value-type="float">
            <text:p>169.36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300" calcext:value-type="float">
            <text:p>300</text:p>
          </table:table-cell>
          <table:table-cell office:value-type="float" office:value="165.05" calcext:value-type="float">
            <text:p>165.05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400" calcext:value-type="float">
            <text:p>400</text:p>
          </table:table-cell>
          <table:table-cell office:value-type="float" office:value="163.55" calcext:value-type="float">
            <text:p>163.55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500" calcext:value-type="float">
            <text:p>500</text:p>
          </table:table-cell>
          <table:table-cell office:value-type="float" office:value="164.883333333" calcext:value-type="float">
            <text:p>164.88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600" calcext:value-type="float">
            <text:p>600</text:p>
          </table:table-cell>
          <table:table-cell office:value-type="float" office:value="167.866666667" calcext:value-type="float">
            <text:p>167.86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700" calcext:value-type="float">
            <text:p>700</text:p>
          </table:table-cell>
          <table:table-cell office:value-type="float" office:value="171" calcext:value-type="float">
            <text:p>171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800" calcext:value-type="float">
            <text:p>800</text:p>
          </table:table-cell>
          <table:table-cell office:value-type="float" office:value="174.8" calcext:value-type="float">
            <text:p>174.8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900" calcext:value-type="float">
            <text:p>900</text:p>
          </table:table-cell>
          <table:table-cell office:value-type="float" office:value="178.683333333" calcext:value-type="float">
            <text:p>178.68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1000" calcext:value-type="float">
            <text:p>1000</text:p>
          </table:table-cell>
          <table:table-cell office:value-type="float" office:value="182.483333333" calcext:value-type="float">
            <text:p>182.48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1100" calcext:value-type="float">
            <text:p>1100</text:p>
          </table:table-cell>
          <table:table-cell office:value-type="float" office:value="185.566666667" calcext:value-type="float">
            <text:p>185.56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1200" calcext:value-type="float">
            <text:p>1200</text:p>
          </table:table-cell>
          <table:table-cell office:value-type="float" office:value="188.533333333" calcext:value-type="float">
            <text:p>188.53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1300" calcext:value-type="float">
            <text:p>1300</text:p>
          </table:table-cell>
          <table:table-cell office:value-type="float" office:value="191.15" calcext:value-type="float">
            <text:p>191.15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1400" calcext:value-type="float">
            <text:p>1400</text:p>
          </table:table-cell>
          <table:table-cell office:value-type="float" office:value="192.766666667" calcext:value-type="float">
            <text:p>192.76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1500" calcext:value-type="float">
            <text:p>1500</text:p>
          </table:table-cell>
          <table:table-cell office:value-type="float" office:value="194.933333333" calcext:value-type="float">
            <text:p>194.93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96.433333333" calcext:value-type="float">
            <text:p>196.43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.833333333" calcext:value-type="float">
            <text:p>180.83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66.133333333" calcext:value-type="float">
            <text:p>166.13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59.95" calcext:value-type="float">
            <text:p>159.95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156.666666667" calcext:value-type="float">
            <text:p>156.66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56.25" calcext:value-type="float">
            <text:p>156.25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float" office:value="157.65" calcext:value-type="float">
            <text:p>157.65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float" office:value="159.083333333" calcext:value-type="float">
            <text:p>159.08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float" office:value="161.05" calcext:value-type="float">
            <text:p>161.05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float" office:value="163.316666667" calcext:value-type="float">
            <text:p>163.31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64.833333333" calcext:value-type="float">
            <text:p>164.83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164.733333333" calcext:value-type="float">
            <text:p>164.73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office:value-type="float" office:value="164.466666667" calcext:value-type="float">
            <text:p>164.46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300" calcext:value-type="float">
            <text:p>1300</text:p>
          </table:table-cell>
          <table:table-cell office:value-type="float" office:value="164.333333333" calcext:value-type="float">
            <text:p>164.33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400" calcext:value-type="float">
            <text:p>1400</text:p>
          </table:table-cell>
          <table:table-cell office:value-type="float" office:value="164.466666667" calcext:value-type="float">
            <text:p>164.46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164.766666667" calcext:value-type="float">
            <text:p>164.76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95.6" calcext:value-type="float">
            <text:p>195.6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79.183333333" calcext:value-type="float">
            <text:p>179.18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162.7" calcext:value-type="float">
            <text:p>162.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55.05" calcext:value-type="float">
            <text:p>155.05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150.3" calcext:value-type="float">
            <text:p>150.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147.9" calcext:value-type="float">
            <text:p>147.9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  <table:table-cell office:value-type="float" office:value="147.6" calcext:value-type="float">
            <text:p>147.6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0" calcext:value-type="float">
            <text:p>700</text:p>
          </table:table-cell>
          <table:table-cell office:value-type="float" office:value="147.35" calcext:value-type="float">
            <text:p>147.35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147.716666667" calcext:value-type="float">
            <text:p>147.71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00" calcext:value-type="float">
            <text:p>900</text:p>
          </table:table-cell>
          <table:table-cell office:value-type="float" office:value="148.333333333" calcext:value-type="float">
            <text:p>148.33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148.766666667" calcext:value-type="float">
            <text:p>148.76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00" calcext:value-type="float">
            <text:p>1100</text:p>
          </table:table-cell>
          <table:table-cell office:value-type="float" office:value="148.333333333" calcext:value-type="float">
            <text:p>148.33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200" calcext:value-type="float">
            <text:p>1200</text:p>
          </table:table-cell>
          <table:table-cell office:value-type="float" office:value="148.016666667" calcext:value-type="float">
            <text:p>148.01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00" calcext:value-type="float">
            <text:p>1300</text:p>
          </table:table-cell>
          <table:table-cell office:value-type="float" office:value="147.2" calcext:value-type="float">
            <text:p>147.2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00" calcext:value-type="float">
            <text:p>1400</text:p>
          </table:table-cell>
          <table:table-cell office:value-type="float" office:value="145.4" calcext:value-type="float">
            <text:p>145.4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float" office:value="144.016666667" calcext:value-type="float">
            <text:p>144.01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94.766666667" calcext:value-type="float">
            <text:p>194.76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77.466666667" calcext:value-type="float">
            <text:p>177.46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59.45" calcext:value-type="float">
            <text:p>159.45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50.183333333" calcext:value-type="float">
            <text:p>150.18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43.716666667" calcext:value-type="float">
            <text:p>143.71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39.8" calcext:value-type="float">
            <text:p>139.8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137.666666667" calcext:value-type="float">
            <text:p>137.66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00" calcext:value-type="float">
            <text:p>700</text:p>
          </table:table-cell>
          <table:table-cell office:value-type="float" office:value="135.616666667" calcext:value-type="float">
            <text:p>135.61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134.233333333" calcext:value-type="float">
            <text:p>134.23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133.166666667" calcext:value-type="float">
            <text:p>133.16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31.9" calcext:value-type="float">
            <text:p>131.9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00" calcext:value-type="float">
            <text:p>1100</text:p>
          </table:table-cell>
          <table:table-cell office:value-type="float" office:value="129.783333333" calcext:value-type="float">
            <text:p>129.78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27.983333333" calcext:value-type="float">
            <text:p>127.983333333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float" office:value="126.366666667" calcext:value-type="float">
            <text:p>126.366666667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24.65" calcext:value-type="float">
            <text:p>124.65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123.316666667" calcext:value-type="float">
            <text:p>123.316666667</text:p>
          </table:table-cell>
          <table:table-cell table:number-columns-repeated="11"/>
        </table:table-row>
      </table:table>
      <table:table table:name="请求速率" table:style-name="ta1"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zipf</text:p>
          </table:table-cell>
          <table:table-cell office:value-type="string" calcext:value-type="string">
            <text:p>缓存大小</text:p>
          </table:table-cell>
          <table:table-cell office:value-type="string" calcext:value-type="string">
            <text:p>请求速率</text:p>
          </table:table-cell>
          <table:table-cell office:value-type="string" calcext:value-type="string">
            <text:p>更新间隔时间</text:p>
          </table:table-cell>
          <table:table-cell office:value-type="string" calcext:value-type="string">
            <text:p>PITCs大小（4000）</text:p>
          </table:table-cell>
          <table:table-cell office:value-type="string" calcext:value-type="string">
            <text:p>服务器负载</text:p>
          </table:table-cell>
          <table:table-cell table:number-columns-repeated="7"/>
          <table:table-cell table:style-name="ce1" office:value-type="string" calcext:value-type="string" table:number-columns-spanned="3" table:number-rows-spanned="1">
            <text:p>服务器负载</text:p>
          </table:table-cell>
          <table:covered-table-cell table:number-columns-repeated="2"/>
        </table:table-row>
        <table:table-row table:style-name="ro3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3.2666666667" calcext:value-type="float">
            <text:p>63.2666666667</text:p>
          </table:table-cell>
          <table:table-cell table:number-columns-repeated="2"/>
          <table:table-cell office:value-type="string" calcext:value-type="string">
            <text:p>zipf</text:p>
          </table:table-cell>
          <table:table-cell office:value-type="string" calcext:value-type="string">
            <text:p>缓存大小</text:p>
          </table:table-cell>
          <table:table-cell office:value-type="string" calcext:value-type="string">
            <text:p>请求速率</text:p>
          </table:table-cell>
          <table:table-cell office:value-type="string" calcext:value-type="string">
            <text:p>更新间隔时间</text:p>
          </table:table-cell>
          <table:table-cell office:value-type="string" calcext:value-type="string">
            <text:p>PITCs大小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ubPub</text:p>
          </table:table-cell>
          <table:table-cell office:value-type="string" calcext:value-type="string">
            <text:p>freshness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8.5" calcext:value-type="float">
            <text:p>58.5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3.3" calcext:value-type="float">
            <text:p>53.3</text:p>
          </table:table-cell>
          <table:table-cell office:value-type="float" office:value="53.8833333333" calcext:value-type="float">
            <text:p>53.8833333333</text:p>
          </table:table-cell>
          <table:table-cell office:value-type="float" office:value="21.2166666667" calcext:value-type="float">
            <text:p>21.2166666667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7.5" calcext:value-type="float">
            <text:p>57.5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05.233333333" calcext:value-type="float">
            <text:p>105.233333333</text:p>
          </table:table-cell>
          <table:table-cell office:value-type="float" office:value="96.65" calcext:value-type="float">
            <text:p>96.65</text:p>
          </table:table-cell>
          <table:table-cell office:value-type="float" office:value="39.3833333333" calcext:value-type="float">
            <text:p>39.3833333333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4.9" calcext:value-type="float">
            <text:p>54.9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58.983333333" calcext:value-type="float">
            <text:p>158.983333333</text:p>
          </table:table-cell>
          <table:table-cell office:value-type="float" office:value="138.0666667" calcext:value-type="float">
            <text:p>138.0666667</text:p>
          </table:table-cell>
          <table:table-cell office:value-type="float" office:value="58.4166666667" calcext:value-type="float">
            <text:p>58.4166666667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53.9166666667" calcext:value-type="float">
            <text:p>53.9166666667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211.983333333" calcext:value-type="float">
            <text:p>211.983333333</text:p>
          </table:table-cell>
          <table:table-cell office:value-type="float" office:value="174.983333333" calcext:value-type="float">
            <text:p>174.983333333</text:p>
          </table:table-cell>
          <table:table-cell office:value-type="float" office:value="76.6333333333" calcext:value-type="float">
            <text:p>76.6333333333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3.8833333333" calcext:value-type="float">
            <text:p>53.8833333333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265.166666667" calcext:value-type="float">
            <text:p>265.166666667</text:p>
          </table:table-cell>
          <table:table-cell office:value-type="float" office:value="213.216666667" calcext:value-type="float">
            <text:p>213.216666667</text:p>
          </table:table-cell>
          <table:table-cell office:value-type="float" office:value="96.1833333333" calcext:value-type="float">
            <text:p>96.1833333333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55.0166666667" calcext:value-type="float">
            <text:p>55.0166666667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318.2" calcext:value-type="float">
            <text:p>318.2</text:p>
          </table:table-cell>
          <table:table-cell office:value-type="float" office:value="250.6" calcext:value-type="float">
            <text:p>250.6</text:p>
          </table:table-cell>
          <table:table-cell office:value-type="float" office:value="115.45" calcext:value-type="float">
            <text:p>115.45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56.25" calcext:value-type="float">
            <text:p>56.25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371.083333333" calcext:value-type="float">
            <text:p>371.083333333</text:p>
          </table:table-cell>
          <table:table-cell office:value-type="float" office:value="286.016666667" calcext:value-type="float">
            <text:p>286.016666667</text:p>
          </table:table-cell>
          <table:table-cell office:value-type="float" office:value="133.733333333" calcext:value-type="float">
            <text:p>133.733333333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57.6166666667" calcext:value-type="float">
            <text:p>57.6166666667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424.083333333" calcext:value-type="float">
            <text:p>424.083333333</text:p>
          </table:table-cell>
          <table:table-cell office:value-type="float" office:value="320.216666667" calcext:value-type="float">
            <text:p>320.216666667</text:p>
          </table:table-cell>
          <table:table-cell office:value-type="float" office:value="152.416666667" calcext:value-type="float">
            <text:p>152.416666667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59.1333333333" calcext:value-type="float">
            <text:p>59.1333333333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477.4666667" calcext:value-type="float">
            <text:p>477.4666667</text:p>
          </table:table-cell>
          <table:table-cell office:value-type="float" office:value="354.383333333" calcext:value-type="float">
            <text:p>354.383333333</text:p>
          </table:table-cell>
          <table:table-cell office:value-type="float" office:value="171.6833333" calcext:value-type="float">
            <text:p>171.6833333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60.65" calcext:value-type="float">
            <text:p>60.65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62.1" calcext:value-type="float">
            <text:p>62.1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65.2333333333" calcext:value-type="float">
            <text:p>65.2333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69.0666666667" calcext:value-type="float">
            <text:p>69.066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71.8833333333" calcext:value-type="float">
            <text:p>71.8833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74.4333333333" calcext:value-type="float">
            <text:p>74.4333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76.55" calcext:value-type="float">
            <text:p>76.55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80.35" calcext:value-type="float">
            <text:p>80.35</text:p>
          </table:table-cell>
          <table:table-cell office:value-type="float" office:value="91.5666666667" calcext:value-type="float">
            <text:p>91.5666666667</text:p>
          </table:table-cell>
          <table:table-cell table:number-columns-repeated="9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82.7" calcext:value-type="float">
            <text:p>82.7</text:p>
          </table:table-cell>
          <table:table-cell office:value-type="float" office:value="99.2666666667" calcext:value-type="float">
            <text:p>99.2666666667</text:p>
          </table:table-cell>
          <table:table-cell table:number-columns-repeated="9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83.4833333333" calcext:value-type="float">
            <text:p>83.4833333333</text:p>
          </table:table-cell>
          <table:table-cell office:value-type="float" office:value="100.833333333" calcext:value-type="float">
            <text:p>100.833333333</text:p>
          </table:table-cell>
          <table:table-cell table:number-columns-repeated="9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2.5666666667" calcext:value-type="float">
            <text:p>82.5666666667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81.5333333333" calcext:value-type="float">
            <text:p>81.5333333333</text:p>
          </table:table-cell>
          <table:table-cell office:value-type="float" office:value="96.9333333333" calcext:value-type="float">
            <text:p>96.9333333333</text:p>
          </table:table-cell>
          <table:table-cell office:value-type="string" calcext:value-type="string">
            <text:p>42sPITListCs才能达到1000</text:p>
          </table:table-cell>
          <table:table-cell table:number-columns-repeated="8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9.7" calcext:value-type="float">
            <text:p>119.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1.366666667" calcext:value-type="float">
            <text:p>101.36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6.7166666667" calcext:value-type="float">
            <text:p>96.716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6.65" calcext:value-type="float">
            <text:p>96.65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97.2166666667" calcext:value-type="float">
            <text:p>97.216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99.1" calcext:value-type="float">
            <text:p>99.1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00.983333333" calcext:value-type="float">
            <text:p>100.983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103.75" calcext:value-type="float">
            <text:p>103.75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107.35" calcext:value-type="float">
            <text:p>107.35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111.316666667" calcext:value-type="float">
            <text:p>111.31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14.783333333" calcext:value-type="float">
            <text:p>114.783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122.183333333" calcext:value-type="float">
            <text:p>122.183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126.966666667" calcext:value-type="float">
            <text:p>126.96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131.95" calcext:value-type="float">
            <text:p>131.95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135.666666667" calcext:value-type="float">
            <text:p>135.66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39.116666667" calcext:value-type="float">
            <text:p>139.11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1.1" calcext:value-type="float">
            <text:p>181.1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63.4" calcext:value-type="float">
            <text:p>163.4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52.3" calcext:value-type="float">
            <text:p>152.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45.6166667" calcext:value-type="float">
            <text:p>145.61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42.5" calcext:value-type="float">
            <text:p>142.5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40.6833333" calcext:value-type="float">
            <text:p>140.68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39.4333333" calcext:value-type="float">
            <text:p>139.4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138.25" calcext:value-type="float">
            <text:p>138.25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38.0666667" calcext:value-type="float">
            <text:p>138.0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38.3" calcext:value-type="float">
            <text:p>138.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38.9833333" calcext:value-type="float">
            <text:p>138.98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140.5" calcext:value-type="float">
            <text:p>140.5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142.9333333" calcext:value-type="float">
            <text:p>142.9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145.7666667" calcext:value-type="float">
            <text:p>145.7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48.916666667" calcext:value-type="float">
            <text:p>148.91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156.183333333" calcext:value-type="float">
            <text:p>156.183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163.683333333" calcext:value-type="float">
            <text:p>163.683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170.916666667" calcext:value-type="float">
            <text:p>170.91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175.2" calcext:value-type="float">
            <text:p>175.2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80.266666667" calcext:value-type="float">
            <text:p>180.26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9.166666667" calcext:value-type="float">
            <text:p>239.16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98.933333333" calcext:value-type="float">
            <text:p>198.933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85.8" calcext:value-type="float">
            <text:p>185.8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76.033333333" calcext:value-type="float">
            <text:p>176.033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74.983333333" calcext:value-type="float">
            <text:p>174.983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176.7" calcext:value-type="float">
            <text:p>176.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81.65" calcext:value-type="float">
            <text:p>181.65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188.133333333" calcext:value-type="float">
            <text:p>188.133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194.616666667" calcext:value-type="float">
            <text:p>194.61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201.466666667" calcext:value-type="float">
            <text:p>201.46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209.05" calcext:value-type="float">
            <text:p>209.05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215.483333333" calcext:value-type="float">
            <text:p>215.483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0.366666667" calcext:value-type="float">
            <text:p>300.36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50.566666667" calcext:value-type="float">
            <text:p>250.56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32.783333333" calcext:value-type="float">
            <text:p>232.783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18.083333333" calcext:value-type="float">
            <text:p>218.083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213.55" calcext:value-type="float">
            <text:p>213.55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213.216666667" calcext:value-type="float">
            <text:p>213.21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16.15" calcext:value-type="float">
            <text:p>216.15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221.933333333" calcext:value-type="float">
            <text:p>221.933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227.583333333" calcext:value-type="float">
            <text:p>227.583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233.8" calcext:value-type="float">
            <text:p>233.8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240.516666667" calcext:value-type="float">
            <text:p>240.51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248.216666667" calcext:value-type="float">
            <text:p>248.21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62.333333333" calcext:value-type="float">
            <text:p>362.333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02.933333333" calcext:value-type="float">
            <text:p>302.933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79.583333333" calcext:value-type="float">
            <text:p>279.583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59.95" calcext:value-type="float">
            <text:p>259.95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253.066666667" calcext:value-type="float">
            <text:p>253.06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250.6" calcext:value-type="float">
            <text:p>250.6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52.05" calcext:value-type="float">
            <text:p>252.05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256.266666667" calcext:value-type="float">
            <text:p>256.26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260.95" calcext:value-type="float">
            <text:p>260.95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266.483333333" calcext:value-type="float">
            <text:p>266.483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272.6" calcext:value-type="float">
            <text:p>272.6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279.716666667" calcext:value-type="float">
            <text:p>279.71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22.366666667" calcext:value-type="float">
            <text:p>422.36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53.266666667" calcext:value-type="float">
            <text:p>353.26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5.033333333" calcext:value-type="float">
            <text:p>325.033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300.55" calcext:value-type="float">
            <text:p>300.55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290.85" calcext:value-type="float">
            <text:p>290.85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286.016666667" calcext:value-type="float">
            <text:p>286.01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86.166666667" calcext:value-type="float">
            <text:p>286.16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288.483333333" calcext:value-type="float">
            <text:p>288.483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292.05" calcext:value-type="float">
            <text:p>292.05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297" calcext:value-type="float">
            <text:p>29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302.466666667" calcext:value-type="float">
            <text:p>302.46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308.95" calcext:value-type="float">
            <text:p>308.95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82.866666667" calcext:value-type="float">
            <text:p>482.86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03.166666667" calcext:value-type="float">
            <text:p>403.16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71.266666667" calcext:value-type="float">
            <text:p>371.26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340.8" calcext:value-type="float">
            <text:p>340.8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28.55" calcext:value-type="float">
            <text:p>328.55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321.583333333" calcext:value-type="float">
            <text:p>321.583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320.216666667" calcext:value-type="float">
            <text:p>320.21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322.266666667" calcext:value-type="float">
            <text:p>322.26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324.766666667" calcext:value-type="float">
            <text:p>324.76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328.683333333" calcext:value-type="float">
            <text:p>328.683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333.65" calcext:value-type="float">
            <text:p>333.65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339.533333333" calcext:value-type="float">
            <text:p>339.533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43.733333333" calcext:value-type="float">
            <text:p>543.733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52.966666667" calcext:value-type="float">
            <text:p>452.96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16.766666667" calcext:value-type="float">
            <text:p>416.76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381.566666667" calcext:value-type="float">
            <text:p>381.56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66.633333333" calcext:value-type="float">
            <text:p>366.633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357.216666667" calcext:value-type="float">
            <text:p>357.216666667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354.383333333" calcext:value-type="float">
            <text:p>354.383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355.2" calcext:value-type="float">
            <text:p>355.2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357.05" calcext:value-type="float">
            <text:p>357.05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360.683333333" calcext:value-type="float">
            <text:p>360.683333333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364.95" calcext:value-type="float">
            <text:p>364.95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370.433333333" calcext:value-type="float">
            <text:p>370.433333333</text:p>
          </table:table-cell>
          <table:table-cell table:number-columns-repeated="10"/>
        </table:table-row>
      </table:table>
      <table:table table:name="缓存大小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zipf</text:p>
          </table:table-cell>
          <table:table-cell office:value-type="string" calcext:value-type="string">
            <text:p>缓存大小</text:p>
          </table:table-cell>
          <table:table-cell office:value-type="string" calcext:value-type="string">
            <text:p>请求速率</text:p>
          </table:table-cell>
          <table:table-cell office:value-type="string" calcext:value-type="string">
            <text:p>更新间隔时间</text:p>
          </table:table-cell>
          <table:table-cell office:value-type="string" calcext:value-type="string">
            <text:p>PITCs大小（4000）</text:p>
          </table:table-cell>
          <table:table-cell office:value-type="string" calcext:value-type="string">
            <text:p>服务器负载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6">0000/00/00</text:date>, <text:time style:data-style-name="N2" text:time-value="17:39:01.71914613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1:56:13.465466541</meta:creation-date>
    <dc:date>2019-04-16T00:11:42.979947913</dc:date>
    <meta:editing-duration>PT18H12M43S</meta:editing-duration>
    <meta:editing-cycles>79</meta:editing-cycles>
    <meta:generator>LibreOffice/5.1.6.2$Linux_X86_64 LibreOffice_project/10m0$Build-2</meta:generator>
    <meta:document-statistic meta:table-count="3" meta:cell-count="1794" meta:object-count="0"/>
  </office:meta>
</office:document-meta>
</file>